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78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center" fo:text-indent="0cm" style:text-autospace="none"/>
      <style:text-properties fo:font-size="36pt" style:font-size-asian="36pt" style:font-size-complex="36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margin-left="0cm" fo:margin-right="0cm" fo:margin-top="0cm" fo:margin-bottom="0cm" fo:text-indent="0cm" style:text-autospace="non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32pt" fo:text-shadow="1pt 1pt" style:font-size-asian="32pt" style:font-size-complex="32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6pt" fo:font-style="normal" fo:text-shadow="none" style:text-underline-style="none" fo:font-weight="bold" style:font-name-asian="Segoe UI1" style:font-size-asian="36pt" style:font-style-asian="normal" style:font-weight-asian="bold" style:font-name-complex="Segoe UI1" style:font-size-complex="36pt" style:font-style-complex="normal" style:font-weight-complex="bold"/>
    </style:style>
    <style:style style:name="T3" style:family="text">
      <style:text-properties fo:color="#000000" style:font-name="Segoe UI" fo:font-size="36pt" fo:font-style="normal" fo:text-shadow="none" fo:font-weight="bold" style:font-name-asian="Segoe UI1" style:font-size-asian="36pt" style:font-style-asian="normal" style:font-weight-asian="bold" style:font-name-complex="Segoe UI1" style:font-size-complex="36pt" style:font-style-complex="normal" style:font-weight-complex="bold"/>
    </style:style>
    <style:style style:name="T4" style:family="text">
      <style:text-properties fo:color="#000000" style:font-name="Segoe UI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T5" style:family="text">
      <style:text-properties fo:color="#ffffff" style:font-name="Segoe UI" fo:font-size="18pt" fo:text-shadow="1pt 1pt" style:font-name-asian="Segoe UI1" style:font-size-asian="18pt" style:font-name-complex="Segoe UI1" style:font-size-complex="18pt"/>
    </style:style>
    <style:style style:name="T6" style:family="text">
      <style:text-properties fo:color="#000000" style:font-name="Segoe UI Semibold" fo:font-size="20pt" fo:text-shadow="none" style:font-name-asian="Segoe UI1" style:font-size-asian="20pt" style:font-name-complex="Segoe UI1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4cm" svg:height="3.25cm" svg:x="1.27cm" svg:y="0.762cm">
          <draw:text-box>
            <text:p text:style-name="P1"><text:span text:style-name="T1">HYMN #338</text:span></text:p>
            <text:p text:style-name="P1"><text:span text:style-name="T2">“</text:span><text:span text:style-name="T3">Come, Thou Long-Expected Jesus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1" presentation:presentation-page-layout-name="AL1T0">
        <draw:frame draw:style-name="gr3" draw:text-style-name="P5" draw:layer="layout" svg:width="25.4cm" svg:height="7.011cm" svg:x="1.084cm" svg:y="1.016cm">
          <draw:text-box>
            <text:p text:style-name="P4"><text:span text:style-name="T4">1.</text:span><text:span text:style-name="T4"><text:tab/></text:span><text:span text:style-name="T4">Come, Thou long-expected Jesus,</text:span></text:p>
            <text:p text:style-name="P4"><text:span text:style-name="T4">Born to set Thy people free;</text:span><text:span text:style-name="T4"><text:line-break/></text:span><text:span text:style-name="T4">From our fears and sins release us;</text:span><text:span text:style-name="T4"><text:line-break/></text:span><text:span text:style-name="T4">Let us find our rest in The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2" presentation:presentation-page-layout-name="AL1T0">
        <draw:frame draw:style-name="gr3" draw:text-style-name="P5" draw:layer="layout" svg:width="25.4cm" svg:height="7.011cm" svg:x="1.27cm" svg:y="1.016cm">
          <draw:text-box>
            <text:p text:style-name="P4"><text:span text:style-name="T4">Israel’s strength and consolation,</text:span><text:span text:style-name="T4"><text:line-break/></text:span><text:span text:style-name="T4">Hope of all the earth Thou art,</text:span><text:span text:style-name="T4"><text:line-break/></text:span><text:span text:style-name="T4">Dear desire of ev’ry nation,</text:span><text:span text:style-name="T4"><text:line-break/></text:span><text:span text:style-name="T4">Joy of ev’ry longing hear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3" presentation:presentation-page-layout-name="AL1T0">
        <draw:frame draw:style-name="gr3" draw:text-style-name="P5" draw:layer="layout" svg:width="24.892cm" svg:height="7.011cm" svg:x="1.524cm" svg:y="1.117cm">
          <draw:text-box>
            <text:p text:style-name="P4"><text:span text:style-name="T4">2.</text:span><text:span text:style-name="T4"><text:tab/></text:span><text:span text:style-name="T4">Born Thy people to deliver;</text:span><text:span text:style-name="T4"><text:line-break/></text:span><text:span text:style-name="T4">Born a child and yet a king!</text:span><text:span text:style-name="T4"><text:line-break/></text:span><text:span text:style-name="T4">Born to reign in us forever,</text:span><text:span text:style-name="T4"><text:line-break/></text:span><text:span text:style-name="T4">Now Thy gracious kingdom br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4" presentation:presentation-page-layout-name="AL1T0">
        <draw:frame draw:style-name="gr4" draw:text-style-name="P7" draw:layer="layout" svg:width="25.4cm" svg:height="13.033cm" svg:x="1.27cm" svg:y="0.897cm">
          <draw:text-box>
            <text:p text:style-name="P1"><text:span text:style-name="T4">By Thine own eternal Spirit</text:span><text:span text:style-name="T4"><text:line-break/></text:span><text:span text:style-name="T4">Rule in all our hearts alone;</text:span><text:span text:style-name="T4"><text:line-break/></text:span><text:span text:style-name="T4">By Thine all-sufficient merit</text:span><text:span text:style-name="T4"><text:line-break/></text:span><text:span text:style-name="T4">Raise us to Thy glorious throne.</text:span></text:p>
            <text:p text:style-name="P6"><text:span text:style-name="T5"><text:line-break/></text:span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6"><text:s text:c="10"/></text:span><text:span text:style-name="T6">Public domain</text:span></text:p>
            <text:p text:style-name="P6"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8T09:50:14.127000000</meta:creation-date>
    <dc:title>Hymn template</dc:title>
    <meta:editing-duration>PT19M33S</meta:editing-duration>
    <meta:editing-cycles>9</meta:editing-cycles>
    <meta:generator>LibreOffice/6.0.7.3$Windows_X86_64 LibreOffice_project/dc89aa7a9eabfd848af146d5086077aeed2ae4a5</meta:generator>
    <meta:initial-creator>Arthur Hoch</meta:initial-creator>
    <dc:date>2019-01-13T11:57:44.366000000</dc:date>
    <meta:document-statistic meta:object-count="96"/>
    <meta:template xlink:type="simple" xlink:actuate="onRequest" xlink:title="Hymn template" xlink:href="../../AppData/Roaming/LibreOffice/4/user/template/Worship%20Templsates/Hymn%20template.otp" meta:date="2014-12-18T09:50:13.378000000"/>
  </office:meta>
</office:document-meta>
</file>